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Helvetica, sans-serif"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12.6999998092651pt" style:font-size-asian="12.6999998092651pt" style:font-size-complex="12.6999998092651pt"/>
    </style:style>
    <style:style style:name="P3" style:family="paragraph" style:parent-style-name="Text_20_body">
      <style:paragraph-properties fo:text-align="justify" style:justify-single-word="false"/>
      <style:text-properties fo:font-variant="normal" fo:text-transform="none" fo:color="#474747" style:font-name="Arial" fo:font-size="12.6999998092651pt" fo:letter-spacing="normal" fo:font-style="normal" fo:font-weight="normal" style:font-size-asian="12.6999998092651pt" style:font-size-complex="12.6999998092651pt"/>
    </style:style>
    <style:style style:name="P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paragraph-rsid="000ae74d"/>
    </style:style>
    <style:style style:name="P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474747" style:font-name="Arial" fo:font-size="12.6999998092651pt" fo:letter-spacing="normal" fo:font-style="normal" fo:font-weight="normal" style:font-size-asian="12.6999998092651pt" style:font-size-complex="12.6999998092651pt"/>
    </style:style>
    <style:style style:name="P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474747" style:font-name="Arial" fo:font-size="12.6999998092651pt" fo:letter-spacing="normal" fo:font-style="normal" fo:font-weight="normal" officeooo:paragraph-rsid="000ae74d" style:font-size-asian="12.6999998092651pt" style:font-size-complex="12.6999998092651pt"/>
    </style:style>
    <style:style style:name="P7" style:family="paragraph" style:parent-style-name="Text_20_body">
      <style:paragraph-properties fo:margin-left="0in" fo:margin-right="0in" fo:margin-top="0in" fo:margin-bottom="0.2291in" loext:contextual-spacing="false" fo:text-align="justify" style:justify-single-word="false" fo:orphans="2" fo:widows="2" fo:text-indent="0in" style:auto-text-indent="false" fo:padding="0in" fo:border="none"/>
      <style:text-properties fo:font-variant="normal" fo:text-transform="none" fo:color="#474747" style:font-name="Arial" fo:font-size="12.6999998092651pt" fo:letter-spacing="normal" fo:font-style="normal" fo:font-weight="normal" officeooo:paragraph-rsid="000ae74d" style:font-size-asian="12.6999998092651pt" style:font-size-complex="12.6999998092651pt"/>
    </style:style>
    <style:style style:name="P8" style:family="paragraph" style:parent-style-name="Text_20_body">
      <style:paragraph-properties fo:margin-left="0in" fo:margin-right="0in" fo:margin-top="0in" fo:margin-bottom="0.2291in" loext:contextual-spacing="false" fo:orphans="2" fo:widows="2" fo:text-indent="0in" style:auto-text-indent="false" fo:padding="0in" fo:border="none"/>
      <style:text-properties fo:font-variant="normal" fo:text-transform="none" fo:color="#474747" style:font-name="Arial" fo:font-size="12.6999998092651pt" fo:letter-spacing="normal" fo:font-style="normal" fo:font-weight="normal" style:font-size-asian="12.6999998092651pt" style:font-size-complex="12.6999998092651pt"/>
    </style:style>
    <style:style style:name="P9"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74747" style:font-name="Arial1" fo:font-size="12.75pt" fo:letter-spacing="normal" fo:font-style="normal" fo:font-weight="normal" officeooo:paragraph-rsid="000d7b85"/>
    </style:style>
    <style:style style:name="P10"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74747" style:font-name="Arial" fo:font-size="12.6999998092651pt" fo:letter-spacing="normal" fo:font-style="normal" fo:font-weight="normal" style:font-size-asian="12.6999998092651pt" style:font-size-complex="12.6999998092651pt"/>
    </style:style>
    <style:style style:name="P11"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74747" style:font-name="Arial" fo:font-size="12.6999998092651pt" fo:letter-spacing="normal" fo:font-style="normal" fo:font-weight="normal" officeooo:paragraph-rsid="000c2f4c" style:font-size-asian="12.6999998092651pt" style:font-size-complex="12.6999998092651pt"/>
    </style:style>
    <style:style style:name="P12"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74747" style:font-name="Arial" fo:font-size="12.6999998092651pt" fo:letter-spacing="normal" fo:font-style="normal" fo:font-weight="normal" officeooo:rsid="000c2f4c" officeooo:paragraph-rsid="000c2f4c" style:font-size-asian="12.6999998092651pt" style:font-size-complex="12.6999998092651pt"/>
    </style:style>
    <style:style style:name="P13"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04040" style:font-name="Arial" fo:font-size="12.6999998092651pt" fo:letter-spacing="normal" fo:font-style="normal" fo:font-weight="normal" officeooo:paragraph-rsid="000d7b85" style:font-size-asian="12.6999998092651pt" style:font-size-complex="12.6999998092651pt"/>
    </style:style>
    <style:style style:name="P14"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officeooo:paragraph-rsid="000d7b85"/>
    </style:style>
    <style:style style:name="P15" style:family="paragraph" style:parent-style-name="Text_20_body">
      <style:paragraph-properties fo:margin-left="0in" fo:margin-right="0in" fo:margin-top="0in" fo:margin-bottom="0.1043in" loext:contextual-spacing="false" fo:orphans="2" fo:widows="2" fo:text-indent="0in" style:auto-text-indent="false" fo:padding="0in" fo:border="none"/>
    </style:style>
    <style:style style:name="P16"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officeooo:paragraph-rsid="000d7b85"/>
    </style:style>
    <style:style style:name="P17"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404040" style:font-name="Arial" fo:font-size="12.6999998092651pt" fo:letter-spacing="normal" fo:font-style="normal" fo:font-weight="normal" officeooo:paragraph-rsid="000eb8ae" style:font-size-asian="12.6999998092651pt" style:font-size-complex="12.6999998092651pt"/>
    </style:style>
    <style:style style:name="P18"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474747" style:font-name="Arial1" fo:font-size="12.75pt" fo:letter-spacing="normal" fo:font-style="normal" fo:font-weight="normal" officeooo:paragraph-rsid="000eb8ae"/>
    </style:style>
    <style:style style:name="P19"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474747" style:font-name="Arial" fo:font-size="12.6999998092651pt" fo:letter-spacing="normal" fo:font-style="normal" fo:font-weight="normal" officeooo:paragraph-rsid="000eb8ae" style:font-size-asian="12.6999998092651pt" style:font-size-complex="12.6999998092651pt"/>
    </style:style>
    <style:style style:name="P20" style:family="paragraph" style:parent-style-name="Heading_20_3">
      <style:paragraph-properties fo:margin-left="0in" fo:margin-right="0in" fo:margin-top="0in" fo:margin-bottom="0.052in" loext:contextual-spacing="false" fo:line-height="133%" fo:orphans="2" fo:widows="2" fo:text-indent="0in" style:auto-text-indent="false" fo:padding="0in" fo:border="none"/>
      <style:text-properties fo:font-variant="normal" fo:text-transform="none" fo:color="#c45400" style:font-name="Arial" fo:font-size="12.6999998092651pt" fo:letter-spacing="normal" fo:font-style="normal" fo:font-weight="bold" style:font-size-asian="12.6999998092651pt" style:font-size-complex="12.6999998092651pt"/>
    </style:style>
    <style:style style:name="P21"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474747" style:font-name="Arial" fo:font-size="12.6999998092651pt" fo:letter-spacing="normal" fo:font-style="normal" fo:font-weight="normal" officeooo:paragraph-rsid="000ae74d" style:font-size-asian="12.6999998092651pt" style:font-size-complex="12.6999998092651pt"/>
    </style:style>
    <style:style style:name="P2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474747" style:font-name="Arial" fo:font-size="12.6999998092651pt" fo:letter-spacing="normal" fo:font-style="normal" fo:font-weight="normal" officeooo:rsid="000f3e37" officeooo:paragraph-rsid="001262ea" style:font-size-asian="12.6999998092651pt" style:font-size-complex="12.6999998092651pt"/>
    </style:style>
    <style:style style:name="P2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474747" style:font-name="Arial" fo:font-size="12.6999998092651pt" fo:letter-spacing="normal" fo:font-style="normal" fo:font-weight="normal" officeooo:rsid="000f3e37" officeooo:paragraph-rsid="0016d70c" style:font-size-asian="12.6999998092651pt" style:font-size-complex="12.6999998092651pt"/>
    </style:style>
    <style:style style:name="P24" style:family="paragraph" style:parent-style-name="Text_20_body" style:list-style-name="L1">
      <style:paragraph-properties fo:margin-left="0in" fo:margin-right="0in" fo:margin-top="0in" fo:margin-bottom="0.0937in" loext:contextual-spacing="false" fo:orphans="2" fo:widows="2" fo:text-indent="0in" style:auto-text-indent="false" fo:padding="0in" fo:border="none"/>
      <style:text-properties fo:font-variant="normal" fo:text-transform="none" fo:color="#474747" style:font-name="Arial" fo:font-size="12.6999998092651pt" fo:letter-spacing="normal" fo:font-style="normal" fo:font-weight="normal" style:font-size-asian="12.6999998092651pt" style:font-size-complex="12.6999998092651pt"/>
    </style:style>
    <style:style style:name="P25" style:family="paragraph" style:parent-style-name="Text_20_body">
      <style:paragraph-properties fo:margin-left="0in" fo:margin-right="0in" fo:margin-top="0in" fo:margin-bottom="0.2291in" loext:contextual-spacing="false" fo:orphans="2" fo:widows="2" fo:text-indent="0in" style:auto-text-indent="false" fo:padding="0in" fo:border="none"/>
      <style:text-properties fo:font-variant="normal" fo:text-transform="none" fo:color="#474747" style:font-name="Arial" fo:font-size="12.6999998092651pt" fo:letter-spacing="normal" fo:font-style="normal" fo:font-weight="normal" style:font-size-asian="12.6999998092651pt" style:font-size-complex="12.6999998092651pt"/>
    </style:style>
    <style:style style:name="T1" style:family="text">
      <style:text-properties fo:font-variant="normal" fo:text-transform="none" fo:color="#474747" style:font-name="Arial" fo:font-size="12.6999998092651pt" fo:letter-spacing="normal" fo:font-style="normal" fo:font-weight="normal" style:font-size-asian="12.6999998092651pt" style:font-size-complex="12.6999998092651pt"/>
    </style:style>
    <style:style style:name="T2" style:family="text">
      <style:text-properties fo:font-variant="normal" fo:text-transform="none" fo:color="#004b87" style:text-line-through-style="none" style:text-line-through-type="none" style:font-name="Arial" fo:font-size="12.6999998092651pt" fo:letter-spacing="normal" fo:font-style="normal" style:text-underline-style="none" fo:font-weight="normal" style:text-blinking="false" fo:background-color="transparent" loext:char-shading-value="0" style:font-size-asian="12.6999998092651pt" style:font-size-complex="12.6999998092651pt"/>
    </style:style>
    <style:style style:name="T3" style:family="text">
      <style:text-properties fo:font-variant="normal" fo:text-transform="none" fo:color="#004b87" style:text-line-through-style="none" style:text-line-through-type="none" style:font-name="Arial" fo:font-size="12.6999998092651pt" fo:letter-spacing="normal" fo:font-style="normal" style:text-underline-style="none" fo:font-weight="normal" style:text-blinking="false" fo:background-color="transparent" loext:char-shading-value="0" style:font-size-asian="12.6999998092651pt" style:font-size-complex="12.6999998092651pt" loext:padding="0in" loext:border="none"/>
    </style:style>
    <style:style style:name="T4" style:family="text">
      <style:text-properties fo:font-variant="normal" fo:text-transform="none" fo:color="#404040" style:font-name="Arial" fo:font-size="12.6999998092651pt" fo:letter-spacing="normal" fo:font-style="normal" fo:font-weight="normal" style:font-size-asian="12.6999998092651pt" style:font-size-complex="12.6999998092651pt"/>
    </style:style>
    <style:style style:name="T5" style:family="text">
      <style:text-properties fo:font-variant="normal" fo:text-transform="none" fo:color="#404040" style:font-name="Arial" fo:font-size="12.6999998092651pt" fo:letter-spacing="normal" fo:font-style="normal" fo:font-weight="normal" officeooo:rsid="000d7b85" style:font-size-asian="12.6999998092651pt" style:font-size-complex="12.6999998092651pt"/>
    </style:style>
    <style:style style:name="T6" style:family="text">
      <style:text-properties fo:font-variant="normal" fo:text-transform="none" fo:color="#404040" style:font-name="Arial" fo:font-size="12.6999998092651pt" fo:letter-spacing="normal" fo:font-style="normal" fo:font-weight="normal" fo:background-color="transparent" loext:char-shading-value="0" style:font-size-asian="12.6999998092651pt" style:font-size-complex="12.6999998092651pt" loext:padding="0in" loext:border="none"/>
    </style:style>
    <style:style style:name="T7" style:family="text">
      <style:text-properties fo:font-variant="normal" fo:text-transform="none" fo:color="#404040" style:font-name="Arial" fo:font-size="12.6999998092651pt" fo:letter-spacing="normal" fo:font-style="normal" fo:font-weight="bold" style:font-size-asian="12.6999998092651pt" style:font-size-complex="12.6999998092651pt"/>
    </style:style>
    <style:style style:name="T8" style:family="text">
      <style:text-properties fo:font-weight="bold"/>
    </style:style>
    <style:style style:name="T9" style:family="text">
      <style:text-properties fo:font-style="italic"/>
    </style:style>
    <style:style style:name="T10" style:family="text">
      <style:text-properties fo:color="#404040" style:font-name="Arial" fo:font-size="12.6999998092651pt" fo:font-weight="bold" style:font-size-asian="12.6999998092651pt" style:font-size-complex="12.6999998092651pt"/>
    </style:style>
    <style:style style:name="T11" style:family="text">
      <style:text-properties fo:color="#404040" style:font-name="Arial" fo:font-size="12.6999998092651pt" style:font-size-asian="12.6999998092651pt" style:font-size-complex="12.6999998092651pt"/>
    </style:style>
    <style:style style:name="T12" style:family="text">
      <style:text-properties fo:color="#404040" style:font-name="Arial" fo:font-size="12.6999998092651pt" officeooo:rsid="000eb8ae" style:font-size-asian="12.6999998092651pt" style:font-size-complex="12.6999998092651pt"/>
    </style:style>
    <style:style style:name="T13" style:family="text">
      <style:text-properties fo:color="#404040" style:font-name="Arial" fo:font-size="12.6999998092651pt" fo:background-color="transparent" loext:char-shading-value="0" style:font-size-asian="12.6999998092651pt" style:font-size-complex="12.6999998092651pt" loext:padding="0in" loext:border="none"/>
    </style:style>
    <style:style style:name="T14" style:family="text">
      <style:text-properties officeooo:rsid="001262ea"/>
    </style:style>
    <style:style style:name="fr1"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23">Quality control and removal of defective products is done after Burning 1 (phase 4), Glazing (phase 5) and Final Sorting (phase 7). </text:p>
      <text:p text:style-name="P23"/>
      <text:p text:style-name="P23">The quality requirements of the customers have become very high, thus the company is obliged to deliver only first quality products. </text:p>
      <text:p text:style-name="P23"/>
      <text:p text:style-name="P22">Simultaneously, the product inspection criteria have become very diverse, the number of products inspected has increased <text:s/>and <text:s/>also the complexity of control tasks. </text:p>
      <text:p text:style-name="P22"/>
      <text:p text:style-name="P22">Defects are due to some factors and parameters of the technological process, <text:span text:style-name="T14">and </text:span><text:s/>can be classified into several categories such as: asymmetries, curves, deformed edges, degraded color, glaze leak traces of retouching, flaking, fissures, cracks, indenture, scratches, etc.</text:p>
      <text:p text:style-name="P22"/>
      <text:p text:style-name="P22">The company does not have an automatic system for the identification and classification of defects, this activity being executed by employees. </text:p>
      <text:p text:style-name="P22"/>
      <text:p text:style-name="P22">The checking of products and identifying defects is performed visually and by touch by the employees. </text:p>
      <text:p text:style-name="P22"/>
      <text:p text:style-name="P22">For economic reasons, it is necessary that quality control requirements should have limited effect on the costs and production times, which led to the need of finding solutions for automated inspection.</text:p>
      <text:p text:style-name="P6"/>
      <text:p text:style-name="P6">--------------------------------------------------------------------------------------------------------------</text:p>
      <text:p text:style-name="P6"/>
      <text:p text:style-name="P4"><text:span text:style-name="T1">A convolutional neural network (CNN or ConvNet) is one of the most popular algorithms for </text:span><text:a xlink:type="simple" xlink:href="https://www.mathworks.com/discovery/deep-learning.html" text:style-name="Internet_20_link" text:visited-style-name="Visited_20_Internet_20_Link"><text:span text:style-name="T2">deep learning</text:span></text:a><text:span text:style-name="T1">, a type of machine learning in which a model learns to perform classification tasks</text:span></text:p>
      <text:p text:style-name="P6"/>
      <text:p text:style-name="P7">CNNs are particularly useful to classify images and eliminating the need for manual feature extraction — the features are learned directly by the CNN.</text:p>
      <text:p text:style-name="P5">Depending on your application, you can build a CNN from scratch, or use a pretrained model with your dataset.</text:p>
      <text:p text:style-name="P2"/>
      <text:p text:style-name="P3">Using CNNs for deep learning has become increasingly popular due to three important factors:</text:p>
      <text:p text:style-name="P11"><text:soft-page-break/>A convolutional neural network can have tens or hundreds of layers that each learn to detect different features of an image. Filters are applied to each training image at different resolutions, and the output of each convolved image is used as the input to the next layer. Like other neural networks, a CNN is composed of an input layer, an output layer, and many hidden layers in between.</text:p>
      <text:p text:style-name="P11"/>
      <text:p text:style-name="P9"><text:span text:style-name="Strong_20_Emphasis"><text:span text:style-name="T10">Image Input Layer</text:span></text:span></text:p>
      <text:p text:style-name="P14"><text:span text:style-name="T4">An </text:span><text:span text:style-name="Source_20_Text"><text:span text:style-name="T3">imageInputLayer </text:span></text:span><text:span text:style-name="T4">is where you specify the image size, height, width, and the channel size, </text:span><text:span text:style-name="T5">1 for</text:span><text:span text:style-name="T4"> grayscale images.</text:span></text:p>
      <text:p text:style-name="P13"/>
      <text:p text:style-name="P12">- HIDDEN 1</text:p>
      <text:p text:style-name="P10">These layers perform operations that alter the data with the intent of learning features specific to the data. Three of the most common layers are: convolution, activation or ReLU, and pooling.</text:p>
      <text:list xml:id="list2396406731698934093" text:style-name="L1">
        <text:list-item>
          <text:list>
            <text:list-item>
              <text:p text:style-name="P24"><text:span text:style-name="T8"><text:s/>Convolution </text:span>puts the input images through a set of convolutional filters, each of which activates certain features from the images.</text:p>
            </text:list-item>
          </text:list>
        </text:list-item>
      </text:list>
      <text:p text:style-name="P16"><text:span text:style-name="Source_20_Text"><text:span text:style-name="T6"><text:s text:c="36"/>filterSize</text:span></text:span><text:span text:style-name="T4">, </text:span><text:span text:style-name="T5">(</text:span><text:span text:style-name="T4">height and width of the filters</text:span><text:span text:style-name="T5">)</text:span><text:span text:style-name="T4"> </text:span></text:p>
      <text:p text:style-name="P16"><text:span text:style-name="Source_20_Text"><text:span text:style-name="T6"><text:s text:c="36"/>numFilters</text:span></text:span><text:span text:style-name="T4">, the number of neurons that connect to the same region of the input, <text:s/>parameter determines the number of feature maps.</text:span></text:p>
      <text:list xml:id="list100132039941252" text:continue-numbering="true" text:style-name="L1">
        <text:list-item>
          <text:list>
            <text:list-item>
              <text:p text:style-name="P24"><text:span text:style-name="T8">Rectified linear unit (ReLU) </text:span>allows for faster and more effective training by mapping negative values to zero and maintaining positive values. This is sometimes referred to as <text:span text:style-name="T9">activation</text:span>, because only the activated features are carried forward into the next layer.</text:p>
            </text:list-item>
          </text:list>
        </text:list-item>
      </text:list>
      <text:p text:style-name="P18"><text:span text:style-name="Strong_20_Emphasis"><text:span text:style-name="T10"><text:s text:c="20"/>ReLU Layer </text:span></text:span><text:span text:style-name="T11"><text:s/>nonlinear activation function - <text:s/>rectified linear unit (ReLU)</text:span></text:p>
      <text:list xml:id="list100133800317143" text:continue-numbering="true" text:style-name="L1">
        <text:list-item>
          <text:list>
            <text:list-item>
              <text:p text:style-name="P24"><text:span text:style-name="T8">Pooling </text:span>simplifies the output by performing nonlinear downsampling, reducing the number of parameters that the network needs to learn.</text:p>
            </text:list-item>
          </text:list>
        </text:list-item>
      </text:list>
      <text:p text:style-name="P18"><text:span text:style-name="Strong_20_Emphasis"><text:span text:style-name="T10">Max Pooling Layer : </text:span></text:span><text:span text:style-name="T11">down-sampling operation that reduces the spatial size of the feature map and removes redundant spatial information. Down-sampling makes it possible to increase the number of filters in deeper convolutional layers without increasing the required amount of computation per layer.</text:span></text:p>
      <text:p text:style-name="P17"/>
      <text:p text:style-name="P8">These operations are repeated over tens or hundreds of layers, with each layer learning to identify different features.</text:p>
      <text:p text:style-name="P8"/>
      <text:p text:style-name="P12"><text:soft-page-break/>- HIDDEN 2</text:p>
      <text:p text:style-name="P8">After learning features in many layers, the architecture of a CNN shifts to classification.</text:p>
      <text:p text:style-name="P8">The next-to-last layer is a fully connected layer that outputs a vector of K dimensions where K is the number of classes that the network will be able to predict. This vector contains the probabilities for each class of any image being classified.</text:p>
      <text:p text:style-name="P18"><text:span text:style-name="Strong_20_Emphasis"><text:span text:style-name="T10">Fully Connected Layer - </text:span></text:span><text:span text:style-name="T11">the neurons connect to all the neurons in the preceding layer </text:span><text:span text:style-name="T12">to </text:span><text:span text:style-name="T11">combine all the features learned by the previous layers <text:s/>to identify the larger patterns.</text:span></text:p>
      <text:p text:style-name="P18"><text:span text:style-name="Source_20_Text"><text:span text:style-name="T13">OutputSize </text:span></text:span><text:span text:style-name="T11">parameter in the last fully connected layer is equal to the number of classes in the target data. </text:span></text:p>
      <text:p text:style-name="P8">The final layer of the CNN architecture uses a classification layer such as softmax to provide the classification output.</text:p>
      <text:p text:style-name="P18"><text:span text:style-name="Strong_20_Emphasis"><text:span text:style-name="T10">Softmax Layer - </text:span></text:span><text:span text:style-name="T11">normalizes the output of the fully connected layer which can then be used as classification probabilities.</text:span></text:p>
      <text:p text:style-name="P15"><text:span text:style-name="Strong_20_Emphasis"><text:span text:style-name="T7">Classification Layer - </text:span></text:span><text:span text:style-name="T4">uses the probabilities returned by the softmax activation function for each input to assign the input to one of the mutually exclusive classes.</text:span></text:p>
      <text:h text:style-name="P20" text:outline-level="3"/>
      <text:h text:style-name="P20" text:outline-level="3"><text:bookmark text:name="d119e5033"/>Specify Training Option<draw:frame draw:style-name="fr1" draw:name="TrainABasicConvolutionalNeuralNetworkForClassificationExample-3" text:anchor-type="char" svg:width="0.0161in" draw:z-index="0"><draw:text-box fo:min-height="0.0161in"><text:p text:style-name="Text_20_body"/></draw:text-box></draw:frame>s</text:h>
      <text:p text:style-name="P17">maximum number of epochs - full training cycle on the entire training data set.</text:p>
      <text:p text:style-name="P17">initial learning rate of 0.01. </text:p>
      <text:p text:style-name="P1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Helvetica, sans-serif"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22:38:16.196155421</meta:creation-date>
    <dc:date>2018-06-21T10:01:31.322152913</dc:date>
    <meta:editing-duration>PT16H32M32S</meta:editing-duration>
    <meta:editing-cycles>4</meta:editing-cycles>
    <meta:generator>LibreOffice/5.1.6.2$Linux_X86_64 LibreOffice_project/10m0$Build-2</meta:generator>
    <meta:document-statistic meta:table-count="0" meta:image-count="0" meta:object-count="0" meta:page-count="3" meta:paragraph-count="36" meta:word-count="760" meta:character-count="4989" meta:non-whitespace-character-count="4159"/>
  </office:meta>
</office:document-meta>
</file>